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500000020E47E4E7D9B8B0B78.png" manifest:media-type="image/png"/>
  <manifest:file-entry manifest:full-path="Pictures/100000010000037B00000040D4CE5AF4E4426CC1.png" manifest:media-type="image/png"/>
  <manifest:file-entry manifest:full-path="Pictures/10000001000000680000002DA7256019DF6463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style:font-name="Noto Sans" fo:font-size="10pt" officeooo:rsid="0016f51a" officeooo:paragraph-rsid="0016f51a" style:font-size-asian="10pt" style:font-size-complex="10pt"/>
    </style:style>
    <style:style style:name="P2" style:family="paragraph" style:parent-style-name="Subtitle">
      <style:text-properties style:font-name="Noto Sans" officeooo:rsid="0016f51a" officeooo:paragraph-rsid="0016f51a"/>
    </style:style>
    <style:style style:name="P3" style:family="paragraph" style:parent-style-name="Title">
      <style:text-properties style:font-name="Noto Sans" officeooo:rsid="0016f51a" officeooo:paragraph-rsid="0016f51a"/>
    </style:style>
    <style:style style:name="P4" style:family="paragraph" style:parent-style-name="Text_20_body">
      <style:text-properties style:font-name="Noto Sans" officeooo:rsid="0021241e" officeooo:paragraph-rsid="0021241e"/>
    </style:style>
    <style:style style:name="P5" style:family="paragraph" style:parent-style-name="Text_20_body">
      <style:text-properties style:font-name="Noto Sans" officeooo:rsid="0021241e" officeooo:paragraph-rsid="00232898"/>
    </style:style>
    <style:style style:name="P6" style:family="paragraph" style:parent-style-name="Text_20_body">
      <style:text-properties style:font-name="Noto Sans" officeooo:rsid="0019d5a0" officeooo:paragraph-rsid="0019d5a0"/>
    </style:style>
    <style:style style:name="P7" style:family="paragraph" style:parent-style-name="Text_20_body">
      <style:text-properties officeooo:paragraph-rsid="0016f51a"/>
    </style:style>
    <style:style style:name="P8" style:family="paragraph" style:parent-style-name="Text_20_body">
      <style:text-properties fo:font-weight="bold" officeooo:rsid="0017bc0b" officeooo:paragraph-rsid="0017bc0b" style:font-weight-asian="bold" style:font-weight-complex="bold"/>
    </style:style>
    <style:style style:name="P9" style:family="paragraph" style:parent-style-name="Text_20_body">
      <style:text-properties officeooo:paragraph-rsid="001c773c"/>
    </style:style>
    <style:style style:name="P10" style:family="paragraph" style:parent-style-name="Text_20_body">
      <style:text-properties officeooo:paragraph-rsid="001de616"/>
    </style:style>
    <style:style style:name="P11" style:family="paragraph" style:parent-style-name="Text_20_body">
      <style:text-properties officeooo:paragraph-rsid="001f0f61"/>
    </style:style>
    <style:style style:name="P12" style:family="paragraph" style:parent-style-name="Text_20_body">
      <style:text-properties officeooo:paragraph-rsid="00207ec5"/>
    </style:style>
    <style:style style:name="P13" style:family="paragraph" style:parent-style-name="Heading_20_1">
      <style:text-properties style:font-name="Noto Sans" officeooo:rsid="0016f51a" officeooo:paragraph-rsid="0016f51a"/>
    </style:style>
    <style:style style:name="P14" style:family="paragraph" style:parent-style-name="Heading_20_1">
      <style:text-properties style:font-name="Noto Sans" officeooo:rsid="001c773c" officeooo:paragraph-rsid="001c773c"/>
    </style:style>
    <style:style style:name="P15" style:family="paragraph" style:parent-style-name="Heading_20_1">
      <style:text-properties style:font-name="Noto Sans" officeooo:rsid="00207ec5" officeooo:paragraph-rsid="00207ec5"/>
    </style:style>
    <style:style style:name="P16" style:family="paragraph" style:parent-style-name="Heading_20_2">
      <style:text-properties style:font-name="Noto Sans" officeooo:rsid="0017bc0b" officeooo:paragraph-rsid="0017bc0b"/>
    </style:style>
    <style:style style:name="P17" style:family="paragraph" style:parent-style-name="Heading_20_2">
      <style:text-properties style:font-name="Noto Sans" officeooo:rsid="0017bc0b" officeooo:paragraph-rsid="001f0f61"/>
    </style:style>
    <style:style style:name="P18" style:family="paragraph" style:parent-style-name="Heading_20_2">
      <style:text-properties style:font-name="Noto Sans" officeooo:rsid="0019d5a0" officeooo:paragraph-rsid="0019d5a0"/>
    </style:style>
    <style:style style:name="P19" style:family="paragraph" style:parent-style-name="Heading_20_2">
      <style:text-properties style:font-name="Noto Sans" officeooo:rsid="001c773c" officeooo:paragraph-rsid="001c773c"/>
    </style:style>
    <style:style style:name="P20" style:family="paragraph" style:parent-style-name="Heading_20_2">
      <style:text-properties style:font-name="Noto Sans" officeooo:rsid="001d8577" officeooo:paragraph-rsid="001d8577"/>
    </style:style>
    <style:style style:name="P21" style:family="paragraph" style:parent-style-name="Heading_20_3">
      <style:text-properties style:font-name="Noto Sans" officeooo:rsid="0021241e" officeooo:paragraph-rsid="002386de"/>
    </style:style>
    <style:style style:name="P22" style:family="paragraph" style:parent-style-name="Heading_20_3">
      <style:text-properties style:font-name="Noto Sans" officeooo:rsid="0021241e" officeooo:paragraph-rsid="0021241e"/>
    </style:style>
    <style:style style:name="P23" style:family="paragraph" style:parent-style-name="Text_20_body" style:list-style-name="L1">
      <style:text-properties fo:font-weight="bold" officeooo:rsid="0017bc0b" officeooo:paragraph-rsid="0017bc0b" style:font-weight-asian="bold" style:font-weight-complex="bold"/>
    </style:style>
    <style:style style:name="P24" style:family="paragraph" style:parent-style-name="Text_20_body" style:list-style-name="L1">
      <style:text-properties fo:font-weight="bold" officeooo:rsid="0017bc0b" officeooo:paragraph-rsid="002716bb" style:font-weight-asian="bold" style:font-weight-complex="bold"/>
    </style:style>
    <style:style style:name="P25" style:family="paragraph" style:parent-style-name="Text_20_body" style:list-style-name="L2">
      <style:text-properties officeooo:paragraph-rsid="001de616"/>
    </style:style>
    <style:style style:name="P26" style:family="paragraph" style:parent-style-name="Text_20_body" style:list-style-name="L2">
      <style:text-properties officeooo:rsid="001de616" officeooo:paragraph-rsid="001de616"/>
    </style:style>
    <style:style style:name="P27" style:family="paragraph" style:parent-style-name="Text_20_body" style:list-style-name="L3">
      <style:text-properties officeooo:rsid="00217bdf" officeooo:paragraph-rsid="00217bdf"/>
    </style:style>
    <style:style style:name="P28" style:family="paragraph" style:parent-style-name="Text_20_body" style:list-style-name="L3">
      <style:text-properties style:font-name="Noto Sans" officeooo:rsid="00217bdf" officeooo:paragraph-rsid="00217bdf"/>
    </style:style>
    <style:style style:name="P29" style:family="paragraph" style:parent-style-name="Text_20_body">
      <style:text-properties officeooo:paragraph-rsid="002716bb"/>
    </style:style>
    <style:style style:name="P30" style:family="paragraph" style:parent-style-name="Text_20_body">
      <style:text-properties officeooo:rsid="0017bc0b" officeooo:paragraph-rsid="0017bc0b"/>
    </style:style>
    <style:style style:name="P31" style:family="paragraph" style:parent-style-name="Text_20_body">
      <style:text-properties officeooo:paragraph-rsid="00272667"/>
    </style:style>
    <style:style style:name="T1" style:family="text">
      <style:text-properties officeooo:rsid="001c08f5"/>
    </style:style>
    <style:style style:name="T2" style:family="text">
      <style:text-properties officeooo:rsid="0026139a"/>
    </style:style>
    <style:style style:name="T3" style:family="text">
      <style:text-properties style:font-name="Noto Sans"/>
    </style:style>
    <style:style style:name="T4" style:family="text">
      <style:text-properties style:font-name="Noto Sans" officeooo:rsid="0016f51a"/>
    </style:style>
    <style:style style:name="T5" style:family="text">
      <style:text-properties style:font-name="Noto Sans" fo:font-weight="bold" officeooo:rsid="0016f51a" style:font-weight-asian="bold" style:font-weight-complex="bold"/>
    </style:style>
    <style:style style:name="T6" style:family="text">
      <style:text-properties style:font-name="Noto Sans" fo:font-weight="normal" style:font-weight-asian="normal" style:font-weight-complex="normal"/>
    </style:style>
    <style:style style:name="T7" style:family="text">
      <style:text-properties style:font-name="Noto Sans" fo:font-weight="normal" officeooo:rsid="0016f51a" style:font-weight-asian="normal" style:font-weight-complex="normal"/>
    </style:style>
    <style:style style:name="T8" style:family="text">
      <style:text-properties style:font-name="Noto Sans" fo:font-weight="normal" officeooo:rsid="0025c03c" style:font-weight-asian="normal" style:font-weight-complex="normal"/>
    </style:style>
    <style:style style:name="T9" style:family="text">
      <style:text-properties style:font-name="Noto Sans" officeooo:rsid="0017bc0b"/>
    </style:style>
    <style:style style:name="T10" style:family="text">
      <style:text-properties style:font-name="Noto Sans" officeooo:rsid="0019b090"/>
    </style:style>
    <style:style style:name="T11" style:family="text">
      <style:text-properties style:font-name="Noto Sans" officeooo:rsid="001c773c"/>
    </style:style>
    <style:style style:name="T12" style:family="text">
      <style:text-properties style:font-name="Noto Sans" officeooo:rsid="001d8577"/>
    </style:style>
    <style:style style:name="T13" style:family="text">
      <style:text-properties style:font-name="Noto Sans" officeooo:rsid="001de616"/>
    </style:style>
    <style:style style:name="T14" style:family="text">
      <style:text-properties style:font-name="Noto Sans" officeooo:rsid="001f0f61"/>
    </style:style>
    <style:style style:name="T15" style:family="text">
      <style:text-properties style:font-name="Noto Sans" officeooo:rsid="00207ec5"/>
    </style:style>
    <style:style style:name="T16" style:family="text">
      <style:text-properties style:font-name="Noto Sans" officeooo:rsid="0021241e"/>
    </style:style>
    <style:style style:name="T17" style:family="text">
      <style:text-properties style:font-name="Noto Sans" officeooo:rsid="002716bb"/>
    </style:style>
    <style:style style:name="T18" style:family="text">
      <style:text-properties style:font-name="Noto Sans" officeooo:rsid="00272667"/>
    </style:style>
    <style:style style:name="T19" style:family="text">
      <style:text-properties style:font-name="Noto Mono"/>
    </style:style>
    <style:style style:name="T20" style:family="text">
      <style:text-properties style:font-name="Noto Mono" officeooo:rsid="0016f51a"/>
    </style:style>
    <style:style style:name="T21" style:family="text">
      <style:text-properties style:font-name="Noto Mono" officeooo:rsid="0017bc0b"/>
    </style:style>
    <style:style style:name="T22" style:family="text">
      <style:text-properties style:font-name="Noto Mono" officeooo:rsid="0019b090"/>
    </style:style>
    <style:style style:name="T23" style:family="text">
      <style:text-properties style:font-name="Noto Mono" officeooo:rsid="001c773c"/>
    </style:style>
    <style:style style:name="T24" style:family="text">
      <style:text-properties style:font-name="Noto Mono" officeooo:rsid="00220e15"/>
    </style:style>
    <style:style style:name="T25" style:family="text">
      <style:text-properties style:font-name="Noto Mono" officeooo:rsid="00232898"/>
    </style:style>
    <style:style style:name="T26" style:family="text">
      <style:text-properties officeooo:rsid="001c773c"/>
    </style:style>
    <style:style style:name="T27" style:family="text">
      <style:text-properties officeooo:rsid="001f0f61"/>
    </style:style>
    <style:style style:name="T28" style:family="text">
      <style:text-properties officeooo:rsid="00220e15"/>
    </style:style>
    <style:style style:name="T29" style:family="text">
      <style:text-properties officeooo:rsid="00232898"/>
    </style:style>
    <style:style style:name="T30" style:family="text">
      <style:text-properties officeooo:rsid="002386de"/>
    </style:style>
    <style:style style:name="T31" style:family="text">
      <style:text-properties officeooo:rsid="002716b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ing PolyMC on Windows</text:p>
      <text:p text:style-name="P2">and more!</text:p>
      <text:h text:style-name="P13" text:outline-level="1">Preface</text:h>
      <text:p text:style-name="P7"><text:span text:style-name="T4"><text:tab/></text:span><text:span text:style-name="T5">What is PolyMC?</text:span><text:span text:style-name="T7"> - PolyMC </text:span><text:span text:style-name="T8">is a fork of the popular Minecraft launcher, MultiMC.</text:span></text:p>
      <text:h text:style-name="P13" text:outline-level="1">Installing Java 8 &amp; 18</text:h>
      <text:p text:style-name="P7"><text:span text:style-name="T4"><text:tab/>We will be getting Java from </text:span><text:span text:style-name="T20">adoptium.net</text:span><text:span text:style-name="T4">. Navigate to </text:span><text:a xlink:type="simple" xlink:href="https://adoptium.net/temurin/releases" text:style-name="Internet_20_link" text:visited-style-name="Visited_20_Internet_20_Link"><text:span text:style-name="T20">https://adoptium.net/temurin/releases</text:span></text:a><text:span text:style-name="T9">.</text:span></text:p>
      <text:h text:style-name="P16" text:outline-level="2">Downloading the Java installers</text:h>
      <text:p text:style-name="P29"><text:span text:style-name="T9"><text:tab/>For </text:span><text:span text:style-name="T17">both</text:span><text:span text:style-name="T9"> Java 8 </text:span><text:span text:style-name="T17">and Java 18</text:span><text:span text:style-name="T9">, select the following:</text:span></text:p>
      <text:list xml:id="list1612252080" text:style-name="L1">
        <text:list-item>
          <text:p text:style-name="P24"><text:span text:style-name="T3">Operating System:</text:span><text:span text:style-name="T6"> Windows</text:span></text:p>
        </text:list-item>
        <text:list-item>
          <text:p text:style-name="P24"><text:span text:style-name="T3">Architecture:</text:span><text:span text:style-name="T6"> x64</text:span></text:p>
        </text:list-item>
        <text:list-item>
          <text:p text:style-name="P24"><text:span text:style-name="T3">Package Type:</text:span><text:span text:style-name="T6"> JRE</text:span></text:p>
        </text:list-item>
      </text:list>
      <text:p text:style-name="P30"><text:span text:style-name="T3"><text:tab/>For Java 8, </text:span><text:span text:style-name="T17">also </text:span><text:span text:style-name="T3">select the following:</text:span></text:p>
      <text:list xml:id="list1528093818045" text:continue-numbering="true" text:style-name="L1">
        <text:list-item>
          <text:p text:style-name="P23"><text:span text:style-name="T3">Version:</text:span><text:span text:style-name="T6"> 8</text:span></text:p>
        </text:list-item>
      </text:list>
      <text:p text:style-name="P8"><text:span text:style-name="T6">then scroll a bit down and click </text:span><text:span text:style-name="T6"><draw:frame draw:style-name="fr2" draw:name="Image1" text:anchor-type="as-char" svg:y="-0.753cm" svg:width="2.752cm" svg:height="1.191cm" draw:z-index="0"><draw:image xlink:href="Pictures/10000001000000680000002DA7256019DF64632B.png" xlink:type="simple" xlink:show="embed" xlink:actuate="onLoad" draw:mime-type="image/png"/></draw:frame></text:span><text:span text:style-name="T6"><text:s/>to download.</text:span></text:p>
      <text:p text:style-name="P30"><text:span text:style-name="T3"><text:tab/>For Java 18, </text:span><text:span text:style-name="T17">also </text:span><text:span text:style-name="T3">select the following:</text:span></text:p>
      <text:list xml:id="list1528629146059" text:continue-numbering="true" text:style-name="L1">
        <text:list-item>
          <text:p text:style-name="P23"><text:span text:style-name="T3">Version:</text:span><text:span text:style-name="T6"> 18</text:span></text:p>
        </text:list-item>
      </text:list>
      <text:p text:style-name="P8"><text:span text:style-name="T6">then scroll a bit down and click </text:span><text:span text:style-name="T6"><draw:frame draw:style-name="fr2" draw:name="Image2" text:anchor-type="as-char" svg:y="-0.753cm" svg:width="2.752cm" svg:height="1.191cm" draw:z-index="1"><draw:image xlink:href="Pictures/10000001000000680000002DA7256019DF64632B.png" xlink:type="simple" xlink:show="embed" xlink:actuate="onLoad" draw:mime-type="image/png"/></draw:frame></text:span><text:span text:style-name="T6"><text:s/>to download.</text:span></text:p>
      <text:h text:style-name="P16" text:outline-level="2">Installing Java using the downloaded installers</text:h>
      <text:p text:style-name="P31"><text:span text:style-name="T9"><text:tab/>For Java 8, run the installer with </text:span><text:span text:style-name="T21">8</text:span><text:span text:style-name="T9"> in its name, </text:span><text:span text:style-name="T18">and f</text:span><text:span text:style-name="T9">or Java </text:span><text:span text:style-name="T10">1</text:span><text:span text:style-name="T9">8, run the installer with </text:span><text:span text:style-name="T10">1</text:span><text:span text:style-name="T21">8</text:span><text:span text:style-name="T9"> in its name. </text:span><text:span text:style-name="T18">The process is the same for both: o</text:span><text:span text:style-name="T10">nce the installer opens, click </text:span><text:span text:style-name="T22">Next</text:span><text:span text:style-name="T10">, then Next, then </text:span><text:span text:style-name="T22">Install</text:span><text:span text:style-name="T10">. You might get an </text:span><text:span text:style-name="T22">User Account Control</text:span><text:span text:style-name="T10"> prompt, click </text:span><text:span text:style-name="T22">Yes</text:span><text:span text:style-name="T10">. At the end, click </text:span><text:span text:style-name="T22">Finish</text:span><text:span text:style-name="T10">.</text:span></text:p>
      <text:h text:style-name="P18" text:outline-level="2"><text:soft-page-break/>Finish up</text:h>
      <text:p text:style-name="P6"><text:tab/>Java 8 and 18 have been installed on your system. You may now delete the installers.</text:p>
      <text:h text:style-name="P14" text:outline-level="1">Installing PolyMC</text:h>
      <text:p text:style-name="P9"><text:span text:style-name="T4"><text:tab/>We will be getting Java from </text:span><text:span text:style-name="T23">polymc.org</text:span><text:span text:style-name="T4">. Navigate to </text:span><text:a xlink:type="simple" xlink:href="https://polymc.org/download/" text:style-name="Internet_20_link" text:visited-style-name="Visited_20_Internet_20_Link"><text:span text:style-name="T20">https://polymc.org/download/</text:span></text:a><text:span text:style-name="T9">.</text:span></text:p>
      <text:h text:style-name="P19" text:outline-level="2">Before downloading PolyMC</text:h>
      <text:p text:style-name="P9"><text:span text:style-name="T11"><text:tab/>You must know what version of Windows you have so you can download the right installer. You might already know this information. If you don’t, use the </text:span><text:span text:style-name="T23">Windows Key</text:span><text:span text:style-name="T11"> + </text:span><text:span text:style-name="T23">R</text:span><text:span text:style-name="T11"> key combo to spawn a </text:span><text:span text:style-name="T23">Run</text:span><text:span text:style-name="T11"> box. Enter </text:span><text:span text:style-name="T23">winver</text:span><text:span text:style-name="T11"> in the </text:span><text:span text:style-name="T23">Run</text:span><text:span text:style-name="T11"> box and click </text:span><text:span text:style-name="T23">OK</text:span><text:span text:style-name="T11">. Your Windows version should be at the very top.</text:span></text:p>
      <text:p text:style-name="P9"><text:span text:style-name="T11"><text:tab/></text:span><text:span text:style-name="T12">More specifically, you need to know if you have a Windows version above Windows 10 (e.g. Windows 10, Windows 11) or a Windows version below Windows 8.1 (e.g. Windows 8.1, Windows 8, Windows 7, Windows Vista etc.).</text:span></text:p>
      <text:h text:style-name="P20" text:outline-level="2">Downloading PolyMC</text:h>
      <text:p text:style-name="P10"><text:span text:style-name="T12"><text:tab/></text:span><text:span text:style-name="T4">Navigate to </text:span><text:a xlink:type="simple" xlink:href="https://polymc.org/download/" text:style-name="Internet_20_link" text:visited-style-name="Visited_20_Internet_20_Link"><text:span text:style-name="T20">https://polymc.org/download/</text:span></text:a><text:span text:style-name="T9">, </text:span><text:span text:style-name="T13">if you haven’t already. With the information gathered at the previous section, choose</text:span></text:p>
      <text:list xml:id="list2178415103" text:style-name="L2">
        <text:list-item>
          <text:p text:style-name="P25"><text:span text:style-name="T13"><draw:frame draw:style-name="fr1" draw:name="Image3" text:anchor-type="as-char" svg:y="-0.572cm" svg:width="11.28cm" svg:height="0.81cm" draw:z-index="2"><draw:image xlink:href="Pictures/100000010000037B00000040D4CE5AF4E4426CC1.png" xlink:type="simple" xlink:show="embed" xlink:actuate="onLoad" draw:mime-type="image/png"/></draw:frame></text:span><text:span text:style-name="T13"><text:s/>for Windows versions above Windows 10</text:span></text:p>
        </text:list-item>
        <text:list-item>
          <text:p text:style-name="P26"><text:span text:style-name="T3">Scroll down → </text:span><text:span text:style-name="T3"><draw:frame draw:style-name="fr1" draw:name="Image4" text:anchor-type="as-char" svg:y="-0.635cm" svg:width="4.789cm" svg:height="0.847cm" draw:z-index="3"><draw:image xlink:href="Pictures/10000001000000B500000020E47E4E7D9B8B0B78.png" xlink:type="simple" xlink:show="embed" xlink:actuate="onLoad" draw:mime-type="image/png"/></draw:frame></text:span><text:span text:style-name="T3"><text:s/>under </text:span><text:span text:style-name="T19">Legacy version</text:span></text:p>
        </text:list-item>
      </text:list>
      <text:h text:style-name="P17" text:outline-level="2">Installing <text:span text:style-name="T27">PolyMC</text:span> using the downloaded installer</text:h>
      <text:p text:style-name="P11"><text:span text:style-name="T9"><text:tab/></text:span><text:span text:style-name="T14">The process is the same for either installer.</text:span><text:span text:style-name="T9"> </text:span><text:span text:style-name="T10">Once the installer opens click </text:span><text:span text:style-name="T22">Next</text:span><text:span text:style-name="T10">, then Next, then </text:span><text:span text:style-name="T22">Install</text:span><text:span text:style-name="T10">. At the end, click </text:span><text:span text:style-name="T22">Finish</text:span><text:span text:style-name="T10">.</text:span></text:p>
      <text:h text:style-name="P15" text:outline-level="1">Configuring PolyMC on first open</text:h>
      <text:p text:style-name="P12"><text:span text:style-name="T15"><text:tab/></text:span><text:span text:style-name="T16">For the following sections you must know the following information:</text:span></text:p>
      <text:list xml:id="list1562050551" text:style-name="L3">
        <text:list-item>
          <text:p text:style-name="P27"><text:soft-page-break/><text:span text:style-name="T16">E</text:span><text:span text:style-name="T3">ach section starts with </text:span><text:span text:style-name="T19">Screen</text:span><text:span text:style-name="T3">, then some words after the colon (</text:span><text:span text:style-name="T19">:</text:span><text:span text:style-name="T3">). The same words should show up at the top left of the screen PolyMC presents to you.</text:span></text:p>
        </text:list-item>
        <text:list-item>
          <text:p text:style-name="P28">You may see things like <text:span text:style-name="T19">18.x.x</text:span>, the <text:span text:style-name="T19">.x.x</text:span> part could mean <text:span text:style-name="T19">18.0.2</text:span> or <text:span text:style-name="T19">18.12.56</text:span>, for example. The <text:span text:style-name="T19">x</text:span>s are used because the guide cannot know for sure what version you have installed.</text:p>
        </text:list-item>
      </text:list>
      <text:h text:style-name="P21" text:outline-level="3">Screen: <text:span text:style-name="T30">Language</text:span></text:h>
      <text:h text:style-name="P22" text:outline-level="3">Screen: Java</text:h>
      <text:p text:style-name="P4"><text:tab/>Select <text:span text:style-name="T19">18.x.x</text:span> <text:span text:style-name="T28">under Version, and make sure it’s the one whose </text:span><text:span text:style-name="T24">Path</text:span><text:span text:style-name="T28"> starts with </text:span><text:a xlink:type="simple" xlink:href="../../../../C:/" text:style-name="Internet_20_link" text:visited-style-name="Visited_20_Internet_20_Link"><text:span text:style-name="T24">C:\</text:span></text:a><text:span text:style-name="T28">.</text:span></text:p>
      <text:p text:style-name="P5"><text:tab/><text:span text:style-name="T28">Under </text:span><text:span text:style-name="T24">Memory</text:span><text:span text:style-name="T28">, set Maximum memory allocation: to half, or a quarter (if you want to play it safe) of the total amount of memory </text:span><text:span text:style-name="T29">(RAM)</text:span><text:span text:style-name="T28"> that you have in your system. </text:span><text:span text:style-name="T26">You might already know this information. </text:span><text:span text:style-name="T29">(The following applies to Windows 8 or later only (Windows 8, 8.1, 10, 11)) </text:span><text:span text:style-name="T26">If you don’t, use the </text:span><text:span text:style-name="T23">Windows Key</text:span><text:span text:style-name="T26"> + </text:span><text:span text:style-name="T23">R</text:span><text:span text:style-name="T26"> key combo to spawn a </text:span><text:span text:style-name="T23">Run</text:span><text:span text:style-name="T26"> box. Enter </text:span><text:span text:style-name="T25">taskmgr</text:span><text:span text:style-name="T26"> in the </text:span><text:span text:style-name="T23">Run</text:span><text:span text:style-name="T26"> box and click </text:span><text:span text:style-name="T23">OK</text:span><text:span text:style-name="T26">. </text:span><text:span text:style-name="T29">Go to the Performance tab, then to </text:span><text:span text:style-name="T25">Memory</text:span><text:span text:style-name="T29">. On the right, you should see </text:span><text:span text:style-name="T25">Memory</text:span><text:span text:style-name="T29"> written in big letters, and to the right of that you should find </text:span><text:span text:style-name="T30">the amount of memory your system has install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style:font-name="Noto Sans" fo:font-size="10pt" officeooo:rsid="0016f51a" officeooo:paragraph-rsid="0016f51a" style:font-size-asian="10pt" style:font-size-complex="10pt"/>
    </style:style>
    <style:style style:name="MT1" style:family="text">
      <style:text-properties officeooo:rsid="001c08f5"/>
    </style:style>
    <style:style style:name="MT2" style:family="text">
      <style:text-properties officeooo:rsid="002613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uide by thefirethirteen – <text:span text:style-name="MT1">Revision One -</text:span> Last Updated: 0<text:span text:style-name="MT2">8</text:span>.08.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5:25:57.059428335</meta:creation-date>
    <meta:generator>LibreOffice/7.3.5.2$Linux_X86_64 LibreOffice_project/30$Build-2</meta:generator>
    <dc:date>2022-08-08T00:15:21.413158753</dc:date>
    <meta:editing-duration>PT48M40S</meta:editing-duration>
    <meta:editing-cycles>18</meta:editing-cycles>
    <meta:document-statistic meta:table-count="0" meta:image-count="4" meta:object-count="0" meta:page-count="3" meta:paragraph-count="41" meta:word-count="565" meta:character-count="3230" meta:non-whitespace-character-count="2695"/>
  </office:meta>
</office:document-meta>
</file>